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F871000024EBBE704DC5.svm" manifest:media-type="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0.05pt solid #000000" fo:border-top="none" fo:border-bottom="none"/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17.039cm" fo:margin-left="-0.016cm" fo:margin-right="-0.023cm" table:align="margins" style:writing-mode="lr-tb"/>
    </style:style>
    <style:style style:name="Tableau3.A" style:family="table-column">
      <style:table-column-properties style:column-width="5.68cm" style:rel-column-width="21845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fffff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3.C1" style:family="table-cell">
      <style:table-cell-properties style:vertical-align="top" fo:background-color="#ffffff" fo:padding="0.097cm" fo:border="0.05pt solid #000000" style:writing-mode="lr-tb">
        <style:background-image/>
      </style:table-cell-properties>
    </style:style>
    <style:style style:name="Tableau3.A2" style:family="table-cell">
      <style:table-cell-properties style:vertical-align="top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3.C2" style:family="table-cell">
      <style:table-cell-properties style:vertical-align="top" fo:background-color="#ffff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style:text-autospace="none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/>
    </style:style>
    <style:style style:name="P7" style:family="paragraph" style:parent-style-name="Standard">
      <style:text-properties style:font-name="Times" style:text-underline-style="none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none"/>
    </style:style>
    <style:style style:name="P9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Times"/>
    </style:style>
    <style:style style:name="P13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5" style:family="paragraph" style:parent-style-name="Table">
      <style:text-properties fo:font-size="10pt" fo:font-style="italic" style:font-size-asian="10pt" style:font-style-asian="italic" style:font-size-complex="10pt"/>
    </style:style>
    <style:style style:name="P16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17" style:family="paragraph" style:parent-style-name="Table">
      <style:text-properties fo:font-size="10pt" style:font-size-asian="10pt" style:font-size-complex="10pt"/>
    </style:style>
    <style:style style:name="P18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20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style:font-name="Courier New"/>
    </style:style>
    <style:style style:name="P22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ext_20_body">
      <style:paragraph-properties fo:background-color="#e6e6e6">
        <style:background-image/>
      </style:paragraph-properties>
      <style:text-properties style:text-underline-style="none"/>
    </style:style>
    <style:style style:name="P24" style:family="paragraph" style:parent-style-name="Standard" style:list-style-name="L1"/>
    <style:style style:name="P25" style:family="paragraph" style:parent-style-name="Heading_20_1">
      <style:text-properties style:text-underline-style="solid" style:text-underline-width="auto" style:text-underline-color="font-color"/>
    </style:style>
    <style:style style:name="P26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eb52" style:font-style-asian="italic" style:font-style-complex="italic"/>
    </style:style>
    <style:style style:name="T4" style:family="text">
      <style:text-properties fo:font-style="italic" officeooo:rsid="00189bee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fo:font-style="italic" officeooo:rsid="0016eb52" style:font-style-asian="italic" style:font-style-complex="italic"/>
    </style:style>
    <style:style style:name="T9" style:family="text">
      <style:text-properties fo:color="#ff0000" fo:font-style="italic" officeooo:rsid="00189bee" style:font-style-asian="italic" style:font-style-complex="italic"/>
    </style:style>
    <style:style style:name="T10" style:family="text">
      <style:text-properties fo:color="#ff0000" fo:font-style="italic" officeooo:rsid="0019eb60" style:font-style-asian="italic" style:font-style-complex="italic"/>
    </style:style>
    <style:style style:name="T11" style:family="text">
      <style:text-properties fo:color="#ff0000" officeooo:rsid="0019eb60"/>
    </style:style>
    <style:style style:name="T12" style:family="text">
      <style:text-properties fo:letter-spacing="-0.002cm" fo:font-style="italic" style:font-style-asian="italic"/>
    </style:style>
    <style:style style:name="T13" style:family="text">
      <style:text-properties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4" style:family="text">
      <style:text-properties style:font-name="Times New Roman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5" style:family="text">
      <style:text-properties officeooo:rsid="00189bee"/>
    </style:style>
    <style:style style:name="T16" style:family="text">
      <style:text-properties officeooo:rsid="0019eb60"/>
    </style:style>
    <style:style style:name="T17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style:shadow="none" draw:ole-draw-aspect="1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Chapitre 12</text:p>
            <text:p text:style-name="P11">Inéquations</text:p>
          </table:table-cell>
        </table:table-row>
      </table:table>
      <text:p text:style-name="P2"/>
      <text:h text:style-name="P25" text:outline-level="1">Inégalité et multiplication</text:h>
      <text:p text:style-name="P22">Propriété :</text:p>
      <text:p text:style-name="P23">Soit trois nombres réels <text:span text:style-name="T2">a</text:span>, <text:span text:style-name="T2">b</text:span> et <text:span text:style-name="T2">c</text:span></text:p>
      <text:p text:style-name="P19">Si <text:span text:style-name="T2">c</text:span> est un nombre strictement positif, alors <text:span text:style-name="T2">ac</text:span> et <text:span text:style-name="T2">bc</text:span> sont rangés dans le même ordre que <text:span text:style-name="T2">a</text:span> et <text:span text:style-name="T2">b</text:span>.</text:p>
      <text:p text:style-name="P8"/>
      <text:p text:style-name="P8"><draw:frame draw:style-name="fr2" draw:name="Objet1" text:anchor-type="as-char" svg:width="5.175cm" svg:height="0.469cm" draw:z-index="21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7"/>
      <text:p text:style-name="P7"/>
      <text:p text:style-name="P22">Propriété :</text:p>
      <text:p text:style-name="P23">Soit trois nombres réels <text:span text:style-name="T2">a</text:span>, <text:span text:style-name="T2">b</text:span> et <text:span text:style-name="T2">c</text:span></text:p>
      <text:p text:style-name="P20"><text:span text:style-name="T6">Si </text:span><text:span text:style-name="T5">c</text:span><text:span text:style-name="T6"> est un nombre strictement négatif, alors </text:span><text:span text:style-name="T5">ac</text:span><text:span text:style-name="T6"> et </text:span><text:span text:style-name="T5">bc</text:span><text:span text:style-name="T6"> sont rangés dans l'ordre inverse de </text:span><text:span text:style-name="T5">a</text:span><text:span text:style-name="T6"> et </text:span><text:span text:style-name="T5">b</text:span><text:span text:style-name="T6">.</text:span></text:p>
      <text:p text:style-name="P8"/>
      <text:p text:style-name="P8"><draw:frame draw:style-name="fr2" draw:name="Objet3" text:anchor-type="as-char" svg:width="5.175cm" svg:height="0.469cm" draw:z-index="22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7"/>
      <text:p text:style-name="P7"><text:tab/></text:p>
      <text:p text:style-name="P22">Propriétés :</text:p>
      <text:p text:style-name="P21"><text:span text:style-name="T13"><text:tab/></text:span><text:span text:style-name="T13"><draw:frame draw:style-name="fr3" draw:name="Objet25" text:anchor-type="as-char" svg:width="4.614cm" svg:height="0.917cm" draw:z-index="2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3"><text:tab/><text:tab/></text:span><text:span text:style-name="T14">et <text:tab/></text:span><text:span text:style-name="T14"><draw:frame draw:style-name="fr3" draw:name="Objet2" text:anchor-type="as-char" svg:width="4.614cm" svg:height="0.917cm" draw:z-index="24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<text:p text:style-name="P4"/>
      <text:p text:style-name="P5"/>
      <text:p text:style-name="P5"/>
      <text:p text:style-name="P4">Exemples :</text:p>
      <text:p text:style-name="P3"><text:span text:style-name="T6">On sait que 13&gt;5, <text:tab/>donc </text:span><text:span text:style-name="T6"><draw:frame draw:style-name="fr3" draw:name="Objet5" text:anchor-type="as-char" svg:width="2.357cm" svg:height="0.473cm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6">, <text:tab/><text:tab/>soit <text:tab/>26 &gt; 10</text:span></text:p>
      <text:p text:style-name="P3"><text:span text:style-name="T6"><text:tab/><text:tab/><text:tab/>ou </text:span><text:span text:style-name="T6"><draw:frame draw:style-name="fr3" draw:name="Objet6" text:anchor-type="as-char" svg:width="3.556cm" svg:height="0.487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6">, <text:tab/>soit <text:tab/>-26 &lt; -10</text:span></text:p>
      <text:p text:style-name="P3"><text:span text:style-name="T6">Si </text:span><text:span text:style-name="T6"><draw:frame draw:style-name="fr3" draw:name="Objet7" text:anchor-type="as-char" svg:width="1.596cm" svg:height="0.473cm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6"> alors </text:span><text:span text:style-name="T6"><draw:frame draw:style-name="fr3" draw:name="Objet8" text:anchor-type="as-char" svg:width="1.425cm" svg:height="1.00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6">. Donc </text:span><text:span text:style-name="T6"><draw:frame draw:style-name="fr3" draw:name="Objet9" text:anchor-type="as-char" svg:width="1.319cm" svg:height="0.473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6">.</text:span></text:p>
      <text:h text:style-name="P25" text:outline-level="1" text:is-list-header="true"/>
      <text:h text:style-name="P26" text:outline-level="1">Résolution d'une inéquation</text:h>
      <text:p text:style-name="P3">Les solutions de l'inéquation <draw:frame draw:style-name="fr3" draw:name="Objet10" text:anchor-type="as-char" svg:width="3.006cm" svg:height="0.469cm" draw:z-index="6"><draw:object xlink:href="./Object 10" xlink:type="simple" xlink:show="embed" xlink:actuate="onLoad"/><draw:image xlink:href="./ObjectReplacements/Object 10" xlink:type="simple" xlink:show="embed" xlink:actuate="onLoad"/></draw:frame> sont tous les nombres <text:span text:style-name="T2">x</text:span> vérifiant cette inégalité.</text:p>
      <text:p text:style-name="P3"/>
      <text:p text:style-name="P6">ou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<draw:frame draw:style-name="fr3" draw:name="Objet11" text:anchor-type="as-char" svg:width="3.006cm" svg:height="0.469cm" draw:z-index="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<text:p text:style-name="P3"><draw:frame draw:style-name="fr3" draw:name="Objet12" text:anchor-type="as-char" svg:width="4.073cm" svg:height="0.469cm" draw:z-index="8"><draw:object xlink:href="./Object 19" xlink:type="simple" xlink:show="embed" xlink:actuate="onLoad"/><draw:image xlink:href="./ObjectReplacements/Object 19" xlink:type="simple" xlink:show="embed" xlink:actuate="onLoad"/><svg:desc>formule</svg:desc></draw:frame><text:tab/>on <text:span text:style-name="T15">ajoute</text:span> <text:span text:style-name="T2">x</text:span></text:p>
            <text:p text:style-name="P3"><draw:frame draw:style-name="fr3" draw:name="Objet13" text:anchor-type="as-char" svg:width="2.177cm" svg:height="0.469cm" draw:z-index="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<text:p text:style-name="P3"><draw:frame draw:style-name="fr3" draw:name="Objet14" text:anchor-type="as-char" svg:width="3.184cm" svg:height="0.469cm" draw:z-index="10"><draw:object xlink:href="./Object 21" xlink:type="simple" xlink:show="embed" xlink:actuate="onLoad"/><draw:image xlink:href="./ObjectReplacements/Object 21" xlink:type="simple" xlink:show="embed" xlink:actuate="onLoad"/><svg:desc>formule</svg:desc></draw:frame><text:tab/><text:tab/>on <text:span text:style-name="T15">ajoute</text:span> <text:span text:style-name="T2">5</text:span></text:p>
            <text:p text:style-name="P3"><draw:frame draw:style-name="fr3" draw:name="Objet15" text:anchor-type="as-char" svg:width="1.619cm" svg:height="0.469cm" draw:z-index="1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<text:p text:style-name="P3"><draw:frame draw:style-name="fr3" draw:name="Objet16" text:anchor-type="as-char" svg:width="2.078cm" svg:height="1cm" draw:z-index="12"><draw:object xlink:href="./Object 23" xlink:type="simple" xlink:show="embed" xlink:actuate="onLoad"/><draw:image xlink:href="./ObjectReplacements/Object 23" xlink:type="simple" xlink:show="embed" xlink:actuate="onLoad"/><svg:desc>formule</svg:desc></draw:frame><text:tab/><text:tab/><text:tab/>on divise par <text:span text:style-name="T10">(</text:span><text:span text:style-name="T8">-</text:span><text:span text:style-name="T9">2</text:span><text:span text:style-name="T10">)</text:span></text:p>
            <text:p text:style-name="P3"><draw:frame draw:style-name="fr3" draw:name="Objet17" text:anchor-type="as-char" svg:width="1.319cm" svg:height="0.473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<text:p text:style-name="P3"/>
          </table:table-cell>
          <table:table-cell table:style-name="Tableau2.B1" office:value-type="string">
            <text:p text:style-name="P3"><draw:frame draw:style-name="fr3" draw:name="Objet18" text:anchor-type="as-char" svg:width="3.006cm" svg:height="0.469cm" draw:z-index="14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text:p text:style-name="P3"><draw:frame draw:style-name="fr3" draw:name="Objet19" text:anchor-type="as-char" svg:width="4.588cm" svg:height="0.469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 <text:tab/>on <text:span text:style-name="T15">ajoute</text:span> <text:span text:style-name="T2">3x</text:span></text:p>
            <text:p text:style-name="P3"><draw:frame draw:style-name="fr3" draw:name="Objet20" text:anchor-type="as-char" svg:width="2.113cm" svg:height="0.469cm" draw:z-index="1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<text:p text:style-name="P3"><draw:frame draw:style-name="fr3" draw:name="Objet21" text:anchor-type="as-char" svg:width="3.244cm" svg:height="0.469cm" draw:z-index="17"><draw:object xlink:href="./Object 14" xlink:type="simple" xlink:show="embed" xlink:actuate="onLoad"/><draw:image xlink:href="./ObjectReplacements/Object 14" xlink:type="simple" xlink:show="embed" xlink:actuate="onLoad"/><svg:desc>formule</svg:desc></draw:frame><text:tab/><text:tab/>on <text:span text:style-name="T16">soustrait</text:span> <text:span text:style-name="T2">1</text:span></text:p>
            <text:p text:style-name="P3"><draw:frame draw:style-name="fr3" draw:name="Objet22" text:anchor-type="as-char" svg:width="1.619cm" svg:height="0.469cm" draw:z-index="1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<text:p text:style-name="P3"><draw:frame draw:style-name="fr3" draw:name="Objet23" text:anchor-type="as-char" svg:width="1.762cm" svg:height="1cm" draw:z-index="19"><draw:object xlink:href="./Object 16" xlink:type="simple" xlink:show="embed" xlink:actuate="onLoad"/><draw:image xlink:href="./ObjectReplacements/Object 16" xlink:type="simple" xlink:show="embed" xlink:actuate="onLoad"/><svg:desc>formule</svg:desc></draw:frame><text:tab/><text:tab/><text:tab/>on divise par <text:span text:style-name="T17">2</text:span></text:p>
            <text:p text:style-name="P3"><draw:frame draw:style-name="fr3" draw:name="Objet24" text:anchor-type="as-char" svg:width="1.325cm" svg:height="0.473cm" draw:z-index="20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text:p text:style-name="P3"><text:tab/></text:p>
          </table:table-cell>
        </table:table-row>
      </table:table>
      <text:p text:style-name="P3"/>
      <text:p text:style-name="P3">L'ensemble des solutions est représenté sur une droite graduée.</text:p>
      <text:p text:style-name="P3"><draw:frame draw:style-name="fr1" draw:name="images1" text:anchor-type="paragraph" svg:width="17cm" svg:height="2.526cm" draw:z-index="0"><draw:image xlink:href="Pictures/200000070000F871000024EBBE704DC5.svm" xlink:type="simple" xlink:show="embed" xlink:actuate="onLoad"/></draw:frame>Tout nombre inférieur ou égal à -3 est solution.</text:p>
      <text:p text:style-name="P3"/>
      <text:p text:style-name="P3"/>
      <text:p text:style-name="P3"/>
      <text:p text:style-name="P3"/>
      <text:p text:style-name="P3"/>
      <text:p text:style-name="P13">Programme :</text:p>
      <text:p text:style-name="P3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10">Connaissances</text:p>
          </table:table-cell>
          <table:table-cell table:style-name="Tableau3.A1" office:value-type="string">
            <text:p text:style-name="P10">Capacités</text:p>
          </table:table-cell>
          <table:table-cell table:style-name="Tableau3.C1" office:value-type="string">
            <text:p text:style-name="P10">Commentaires</text:p>
          </table:table-cell>
        </table:table-row>
        <table:table-row table:style-name="Tableau3.1">
          <table:table-cell table:style-name="Tableau3.A2" office:value-type="string">
            <text:p text:style-name="P14">Équations et inéquations du premier degré</text:p>
            <text:p text:style-name="P15">Problèmes du premier degré : inéquation du premier degré à une inconnue.</text:p>
          </table:table-cell>
          <table:table-cell table:style-name="Tableau3.A2" office:value-type="string">
            <text:p text:style-name="P16"/>
            <text:p text:style-name="P15"/>
            <text:p text:style-name="P15">- Mettre en équation un problème.</text:p>
            <text:p text:style-name="P17"><text:span text:style-name="T1">- Résoudre une inéquation du premier degré à une </text:span><text:span text:style-name="T12">inconnue à coefficients numériques ; représenter ses </text:span><text:span text:style-name="T1">solutions sur une droite graduée.</text:span></text:p>
          </table:table-cell>
          <table:table-cell table:style-name="Tableau3.C2" office:value-type="string">
            <text:p text:style-name="P18"/>
            <text:p text:style-name="P17"/>
            <text:p text:style-name="P17">La notion d’équation ne fait pas partie du socle commun. Néanmoins, les élèves peuvent être amenés à résoudre des problèmes du premier degré (méthode arithmétique, méthode par essais successifs, …).</text:p>
          </table:table-cell>
        </table:table-row>
      </table:table>
      <text:p text:style-name="P3"/>
      <text:p text:style-name="P9">Compétences exigibles :</text:p>
      <text:list xml:id="list38691903" text:style-name="L1">
        <text:list-item>
          <text:p text:style-name="P24">Résoudre une inéquation du premier degré à une inconnue.</text:p>
        </text:list-item>
        <text:list-item>
          <text:p text:style-name="P24">Représenter les solutions d'une inéquation sur une droite gradué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transparent">
        <style:background-image/>
      </style:paragraph-properties>
      <style:text-properties style:font-name="Verdana" fo:font-size="8pt"/>
    </style:style>
    <style:style style:name="Table" style:family="paragraph" style:class="extra">
      <style:paragraph-properties fo:orphans="2" fo:widows="2"/>
      <style:text-properties fo:color="#000000" style:font-name="Times New Roman" fo:font-size="9pt" fo:letter-spacing="-0.004cm" fo:language="fr" fo:country="FR" style:font-name-asian="Arial" style:font-size-asian="9pt" style:font-name-complex="Calibri" style:font-size-complex="9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size="8pt" fo:background-color="#ffb5b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7:22:23.78</meta:creation-date>
    <meta:editing-duration>PT38M37S</meta:editing-duration>
    <meta:editing-cycles>11</meta:editing-cycles>
    <meta:generator>LibreOffice/3.6$Windows_x86 LibreOffice_project/f969faf-c24b504-8c77064-174276e-40b382</meta:generator>
    <meta:initial-creator>Johann DOLIVET</meta:initial-creator>
    <dc:date>2013-04-19T19:29:25.42</dc:date>
    <meta:document-statistic meta:table-count="3" meta:image-count="1" meta:object-count="24" meta:page-count="3" meta:paragraph-count="51" meta:word-count="253" meta:character-count="1464" meta:non-whitespace-character-count="1199"/>
  </office:meta>
</office:document-meta>
</file>

<file path=Object 10/content.xml><?xml version="1.0" encoding="utf-8"?>
<math xmlns="http://www.w3.org/1998/Math/MathML">
  <semantics>
    <mrow>
      <mrow>
        <mo stretchy="false">−</mo>
        <mrow>
          <mn>3</mn>
        </mrow>
      </mrow>
      <mrow>
        <mrow>
          <mi>x</mi>
          <mo stretchy="false">−</mo>
          <mrow>
            <mn>5</mn>
          </mrow>
        </mrow>
        <mo stretchy="false">⩾</mo>
        <mrow>
          <mrow>
            <mo stretchy="false">−</mo>
            <mi>x</mi>
          </mrow>
          <mo stretchy="false">+</mo>
          <mrow>
            <mn>1</mn>
          </mrow>
        </mrow>
      </mrow>
    </mrow>
    <annotation encoding="StarMath 5.0">-{3}x-{5} geslant -x+{1}</annotation>
  </semantics>
</math>
</file>

<file path=Object 11/content.xml><?xml version="1.0" encoding="utf-8"?>
<math xmlns="http://www.w3.org/1998/Math/MathML">
  <semantics>
    <mrow>
      <mrow>
        <mo stretchy="false">−</mo>
        <mrow>
          <mn>3</mn>
        </mrow>
      </mrow>
      <mrow>
        <mrow>
          <mi>x</mi>
          <mo stretchy="false">−</mo>
          <mrow>
            <mn>5</mn>
          </mrow>
        </mrow>
        <mo stretchy="false">⩾</mo>
        <mrow>
          <mrow>
            <mo stretchy="false">−</mo>
            <mi>x</mi>
          </mrow>
          <mo stretchy="false">+</mo>
          <mrow>
            <mn>1</mn>
          </mrow>
        </mrow>
      </mrow>
    </mrow>
    <annotation encoding="StarMath 5.0">-{3}x-{5} geslant -x+{1}</annotation>
  </semantics>
</math>
</file>

<file path=Object 12/content.xml><?xml version="1.0" encoding="utf-8"?>
<math xmlns="http://www.w3.org/1998/Math/MathML">
  <semantics>
    <mrow>
      <mrow>
        <mo stretchy="false">−</mo>
        <mrow>
          <mn>3</mn>
        </mrow>
      </mrow>
      <mrow>
        <mrow>
          <mi>x</mi>
          <mo stretchy="false">−</mo>
          <mrow>
            <mn>5</mn>
          </mrow>
        </mrow>
        <mo stretchy="false">+</mo>
        <mn>3</mn>
      </mrow>
      <mrow>
        <mi>x</mi>
        <mo stretchy="false">⩾</mo>
        <mrow>
          <mrow>
            <mrow>
              <mo stretchy="false">−</mo>
              <mi>x</mi>
            </mrow>
            <mo stretchy="false">+</mo>
            <mrow>
              <mn>1</mn>
            </mrow>
          </mrow>
          <mo stretchy="false">+</mo>
          <mn>3</mn>
        </mrow>
      </mrow>
      <mi>x</mi>
    </mrow>
    <annotation encoding="StarMath 5.0">-{3}x-{5}+3 x geslant -x+{1}+3 x</annotation>
  </semantics>
</math>
</file>

<file path=Object 13/content.xml><?xml version="1.0" encoding="utf-8"?>
<math xmlns="http://www.w3.org/1998/Math/MathML">
  <semantics>
    <mrow>
      <mrow>
        <mrow>
          <mo stretchy="false">−</mo>
          <mrow>
            <mn>5</mn>
          </mrow>
        </mrow>
        <mo stretchy="false">⩾</mo>
        <mn>2</mn>
      </mrow>
      <mrow>
        <mi>x</mi>
        <mo stretchy="false">+</mo>
        <mn>1</mn>
      </mrow>
    </mrow>
    <annotation encoding="StarMath 5.0">-{5} geslant 2 x+1</annotation>
  </semantics>
</math>
</file>

<file path=Object 14/content.xml><?xml version="1.0" encoding="utf-8"?>
<math xmlns="http://www.w3.org/1998/Math/MathML">
  <semantics>
    <mrow>
      <mrow>
        <mrow>
          <mrow>
            <mo stretchy="false">−</mo>
            <mrow>
              <mn>5</mn>
            </mrow>
          </mrow>
          <mo stretchy="false">−</mo>
          <mn>1</mn>
        </mrow>
        <mo stretchy="false">⩾</mo>
        <mn>2</mn>
      </mrow>
      <mrow>
        <mrow>
          <mi>x</mi>
          <mo stretchy="false">+</mo>
          <mn>1</mn>
        </mrow>
        <mo stretchy="false">−</mo>
        <mn>1</mn>
      </mrow>
    </mrow>
    <annotation encoding="StarMath 5.0">-{5}-1 geslant 2 x+1-1</annotation>
  </semantics>
</math>
</file>

<file path=Object 15/content.xml><?xml version="1.0" encoding="utf-8"?>
<math xmlns="http://www.w3.org/1998/Math/MathML">
  <semantics>
    <mrow>
      <mrow>
        <mrow>
          <mo stretchy="false">−</mo>
          <mn>6</mn>
        </mrow>
        <mo stretchy="false">⩾</mo>
        <mn>2</mn>
      </mrow>
      <mi>x</mi>
    </mrow>
    <annotation encoding="StarMath 5.0">-6 geslant 2 x</annotation>
  </semantics>
</math>
</file>

<file path=Object 16/content.xml><?xml version="1.0" encoding="utf-8"?>
<math xmlns="http://www.w3.org/1998/Math/MathML">
  <semantics>
    <mrow>
      <mrow>
        <mfrac>
          <mrow>
            <mo stretchy="false">−</mo>
            <mn>6</mn>
          </mrow>
          <mrow>
            <mn>2</mn>
          </mrow>
        </mfrac>
        <mo stretchy="false">⩾</mo>
        <mfrac>
          <mrow>
            <mn>2</mn>
            <mi>x</mi>
          </mrow>
          <mrow>
            <mn>2</mn>
          </mrow>
        </mfrac>
      </mrow>
    </mrow>
    <annotation encoding="StarMath 5.0">- 6 over {2} geslant  {2 x} over {2}</annotation>
  </semantics>
</math>
</file>

<file path=Object 17/content.xml><?xml version="1.0" encoding="utf-8"?>
<math xmlns="http://www.w3.org/1998/Math/MathML">
  <semantics>
    <mrow>
      <mrow>
        <mi mathvariant="normal">−</mi>
        <mn>3</mn>
      </mrow>
      <mo stretchy="false">≥</mo>
      <mi>x</mi>
    </mrow>
    <annotation encoding="StarMath 5.0">-3 geslant x</annotation>
  </semantics>
</math>
</file>

<file path=Object 18/content.xml><?xml version="1.0" encoding="utf-8"?>
<math xmlns="http://www.w3.org/1998/Math/MathML">
  <semantics>
    <mrow>
      <mrow>
        <mo stretchy="false">−</mo>
        <mrow>
          <mn>3</mn>
        </mrow>
      </mrow>
      <mrow>
        <mrow>
          <mi>x</mi>
          <mo stretchy="false">−</mo>
          <mrow>
            <mn>5</mn>
          </mrow>
        </mrow>
        <mo stretchy="false">⩾</mo>
        <mrow>
          <mrow>
            <mo stretchy="false">−</mo>
            <mi>x</mi>
          </mrow>
          <mo stretchy="false">+</mo>
          <mrow>
            <mn>1</mn>
          </mrow>
        </mrow>
      </mrow>
    </mrow>
    <annotation encoding="StarMath 5.0">-{3}x-{5} geslant -x+
{1}</annotation>
  </semantics>
</math>
</file>

<file path=Object 19/content.xml><?xml version="1.0" encoding="utf-8"?>
<math xmlns="http://www.w3.org/1998/Math/MathML">
  <semantics>
    <mrow>
      <mrow>
        <mo stretchy="false">−</mo>
        <mrow>
          <mn>3</mn>
        </mrow>
      </mrow>
      <mrow>
        <mrow>
          <mrow>
            <mi>x</mi>
            <mo stretchy="false">−</mo>
            <mrow>
              <mn>5</mn>
            </mrow>
          </mrow>
          <mo stretchy="false">+</mo>
          <mi>x</mi>
        </mrow>
        <mo stretchy="false">⩾</mo>
        <mrow>
          <mrow>
            <mrow>
              <mo stretchy="false">−</mo>
              <mi>x</mi>
            </mrow>
            <mo stretchy="false">+</mo>
            <mrow>
              <mn>1</mn>
            </mrow>
          </mrow>
          <mo stretchy="false">+</mo>
          <mi>x</mi>
        </mrow>
      </mrow>
    </mrow>
    <annotation encoding="StarMath 5.0">-{3}x-{5}+x geslant -x+{1}+x</annotation>
  </semantics>
</math>
</file>

<file path=Object 20/content.xml><?xml version="1.0" encoding="utf-8"?>
<math xmlns="http://www.w3.org/1998/Math/MathML">
  <semantics>
    <mrow>
      <mrow>
        <mo stretchy="false">−</mo>
        <mrow>
          <mn>2</mn>
        </mrow>
      </mrow>
      <mrow>
        <mrow>
          <mi>x</mi>
          <mo stretchy="false">−</mo>
          <mrow>
            <mn>5</mn>
          </mrow>
        </mrow>
        <mo stretchy="false">⩾</mo>
        <mrow>
          <mn>1</mn>
        </mrow>
      </mrow>
    </mrow>
    <annotation encoding="StarMath 5.0">-{2}x-{5} geslant {1}</annotation>
  </semantics>
</math>
</file>

<file path=Object 21/content.xml><?xml version="1.0" encoding="utf-8"?>
<math xmlns="http://www.w3.org/1998/Math/MathML">
  <semantics>
    <mrow>
      <mrow>
        <mo stretchy="false">−</mo>
        <mrow>
          <mn>2</mn>
        </mrow>
      </mrow>
      <mrow>
        <mrow>
          <mrow>
            <mi>x</mi>
            <mo stretchy="false">−</mo>
            <mrow>
              <mn>5</mn>
            </mrow>
          </mrow>
          <mo stretchy="false">+</mo>
          <mn>5</mn>
        </mrow>
        <mo stretchy="false">⩾</mo>
        <mrow>
          <mrow>
            <mn>1</mn>
          </mrow>
          <mo stretchy="false">+</mo>
          <mn>5</mn>
        </mrow>
      </mrow>
    </mrow>
    <annotation encoding="StarMath 5.0">-{2}x-{5}+5 geslant {1}+5</annotation>
  </semantics>
</math>
</file>

<file path=Object 22/content.xml><?xml version="1.0" encoding="utf-8"?>
<math xmlns="http://www.w3.org/1998/Math/MathML">
  <semantics>
    <mrow>
      <mrow>
        <mo stretchy="false">−</mo>
        <mrow>
          <mn>2</mn>
        </mrow>
      </mrow>
      <mrow>
        <mi>x</mi>
        <mo stretchy="false">⩾</mo>
        <mn>6</mn>
      </mrow>
    </mrow>
    <annotation encoding="StarMath 5.0">-{2}x geslant 6</annotation>
  </semantics>
</math>
</file>

<file path=Object 23/content.xml><?xml version="1.0" encoding="utf-8"?>
<math xmlns="http://www.w3.org/1998/Math/MathML">
  <semantics>
    <mrow>
      <mrow>
        <mfrac>
          <mrow>
            <mo stretchy="false">−</mo>
            <mrow>
              <mn>2</mn>
              <mi>x</mi>
            </mrow>
          </mrow>
          <mrow>
            <mo stretchy="false">−</mo>
            <mn>2</mn>
          </mrow>
        </mfrac>
        <mo stretchy="false">⩽</mo>
        <mfrac>
          <mrow>
            <mn>6</mn>
          </mrow>
          <mrow>
            <mo stretchy="false">−</mo>
            <mn>2</mn>
          </mrow>
        </mfrac>
      </mrow>
    </mrow>
    <annotation encoding="StarMath 5.0">-{2 x} over -2  leslant {6} over -2
</annotation>
  </semantics>
</math>
</file>

<file path=Object 24/content.xml><?xml version="1.0" encoding="utf-8"?>
<math xmlns="http://www.w3.org/1998/Math/MathML">
  <semantics>
    <mrow>
      <mrow>
        <mi>x</mi>
        <mo stretchy="false">≤</mo>
        <mi>–</mi>
      </mrow>
      <mn>3</mn>
    </mrow>
    <annotation encoding="StarMath 5.0">{x}  leslant –3
</annotation>
  </semantics>
</math>
</file>

<file path=Object 25/content.xml><?xml version="1.0" encoding="utf-8"?>
<math xmlns="http://www.w3.org/1998/Math/MathML">
  <semantics>
    <mrow>
      <mi mathvariant="italic">Si</mi>
      <mi/>
      <mrow>
        <mi>a</mi>
        <mo stretchy="false">⩽</mo>
        <mi>b</mi>
      </mrow>
      <mi/>
      <mi mathvariant="italic">et</mi>
      <mi/>
      <mrow>
        <mi>c</mi>
        <mo stretchy="false">&gt;</mo>
        <mrow>
          <mn>0</mn>
        </mrow>
      </mrow>
      <mi/>
      <mi mathvariant="italic">alors</mi>
      <mi/>
      <mrow>
        <mi mathvariant="italic">ac</mi>
        <mo stretchy="false">⩽</mo>
        <mi mathvariant="italic">bc</mi>
      </mrow>
    </mrow>
    <annotation encoding="StarMath 5.0">Si `a leslant b `et` c  &gt;  {0} ` alors ` ac leslant bc</annotation>
  </semantics>
</math>
</file>

<file path=Object 26/content.xml><?xml version="1.0" encoding="utf-8"?>
<math xmlns="http://www.w3.org/1998/Math/MathML">
  <semantics>
    <mrow>
      <mi mathvariant="italic">Si</mi>
      <mi/>
      <mrow>
        <mi>a</mi>
        <mo stretchy="false">⩽</mo>
        <mi>b</mi>
      </mrow>
      <mi/>
      <mi mathvariant="italic">et</mi>
      <mi/>
      <mrow>
        <mi>c</mi>
        <mo stretchy="false">&gt;</mo>
        <mrow>
          <mn>0</mn>
        </mrow>
      </mrow>
      <mi/>
      <mi mathvariant="italic">alors</mi>
      <mi/>
      <mrow>
        <mi mathvariant="italic">ac</mi>
        <mo stretchy="false">⩾</mo>
        <mi mathvariant="italic">bc</mi>
      </mrow>
    </mrow>
    <annotation encoding="StarMath 5.0">Si `a leslant b `et` c  &gt;   {0} ` alors ` ac geslant bc</annotation>
  </semantics>
</math>
</file>

<file path=Object 29/content.xml><?xml version="1.0" encoding="utf-8"?>
<math xmlns="http://www.w3.org/1998/Math/MathML">
  <semantics>
    <mrow>
      <mi mathvariant="italic">Si</mi>
      <mi/>
      <mrow>
        <mi>a</mi>
        <mo stretchy="false">⩽</mo>
        <mi>b</mi>
      </mrow>
      <mi/>
      <mi mathvariant="italic">et</mi>
      <mi/>
      <mrow>
        <mi>c</mi>
        <mo stretchy="false">&gt;</mo>
        <mn>0</mn>
      </mrow>
      <mi/>
      <mi mathvariant="italic">alors</mi>
      <mi/>
      <mrow>
        <mfrac>
          <mi>a</mi>
          <mi>c</mi>
        </mfrac>
        <mo stretchy="false">⩽</mo>
        <mfrac>
          <mi>b</mi>
          <mi>c</mi>
        </mfrac>
      </mrow>
    </mrow>
    <annotation encoding="StarMath 5.0">Si` a  leslant  b `et` c &gt; {0} `alors` a over c  leslant  b over c</annotation>
  </semantics>
</math>
</file>

<file path=Object 31/content.xml><?xml version="1.0" encoding="utf-8"?>
<math xmlns="http://www.w3.org/1998/Math/MathML">
  <semantics>
    <mrow>
      <mi mathvariant="italic">Si</mi>
      <mi/>
      <mrow>
        <mi>a</mi>
        <mo stretchy="false">⩽</mo>
        <mi>b</mi>
      </mrow>
      <mi/>
      <mi mathvariant="italic">et</mi>
      <mi/>
      <mrow>
        <mi>c</mi>
        <mo stretchy="false">&lt;</mo>
        <mn>0</mn>
      </mrow>
      <mi/>
      <mi mathvariant="italic">alors</mi>
      <mi/>
      <mrow>
        <mfrac>
          <mi>a</mi>
          <mi>c</mi>
        </mfrac>
        <mo stretchy="false">⩾</mo>
        <mfrac>
          <mi>b</mi>
          <mi>c</mi>
        </mfrac>
      </mrow>
    </mrow>
    <annotation encoding="StarMath 5.0">Si` a  leslant  b `et` c  &lt;  {0} `alors` a over c  geslant  b over c</annotation>
  </semantics>
</math>
</file>

<file path=Object 5/content.xml><?xml version="1.0" encoding="utf-8"?>
<math xmlns="http://www.w3.org/1998/Math/MathML">
  <semantics>
    <mrow>
      <mrow>
        <mn>13</mn>
        <mo stretchy="false">×</mo>
        <mn>2</mn>
      </mrow>
      <mo stretchy="false">&gt;</mo>
      <mrow>
        <mn>5</mn>
        <mo stretchy="false">×</mo>
        <mn>2</mn>
      </mrow>
    </mrow>
    <annotation encoding="StarMath 5.0">	{13} times {2}&gt;{5} times {2}</annotation>
  </semantics>
</math>
</file>

<file path=Object 6/content.xml><?xml version="1.0" encoding="utf-8"?>
<math xmlns="http://www.w3.org/1998/Math/MathML">
  <semantics>
    <mrow>
      <mrow>
        <mn>13</mn>
        <mi mathvariant="normal">×</mi>
        <mrow>
          <mo stretchy="false">(</mo>
          <mrow>
            <mi>–</mi>
            <mn>2</mn>
          </mrow>
          <mo stretchy="false">)</mo>
        </mrow>
      </mrow>
      <mo stretchy="false">&lt;</mo>
      <mrow>
        <mn>5</mn>
        <mi mathvariant="normal">×</mi>
        <mrow>
          <mo stretchy="false">(</mo>
          <mrow>
            <mi>–</mi>
            <mn>2</mn>
          </mrow>
          <mo stretchy="false">)</mo>
        </mrow>
      </mrow>
    </mrow>
    <annotation encoding="StarMath 5.0">	{13} times (–{2})&lt;{5} times (–{2})</annotation>
  </semantics>
</math>
</file>

<file path=Object 7/content.xml><?xml version="1.0" encoding="utf-8"?>
<math xmlns="http://www.w3.org/1998/Math/MathML">
  <semantics>
    <mrow>
      <mi>–</mi>
      <mn>2</mn>
      <mrow>
        <mi>x</mi>
        <mo stretchy="false">≤</mo>
        <mn>6</mn>
      </mrow>
    </mrow>
    <annotation encoding="StarMath 5.0">–{2}x leslant {6}</annotation>
  </semantics>
</math>
</file>

<file path=Object 8/content.xml><?xml version="1.0" encoding="utf-8"?>
<math xmlns="http://www.w3.org/1998/Math/MathML">
  <semantics>
    <mrow>
      <mi>x</mi>
      <mo stretchy="false">≥</mo>
      <mfrac>
        <mn>6</mn>
        <mrow>
          <mi mathvariant="normal">−</mi>
          <mn>2</mn>
        </mrow>
      </mfrac>
    </mrow>
    <annotation encoding="StarMath 5.0">x geslant {6} over {-2}</annotation>
  </semantics>
</math>
</file>

<file path=Object 9/content.xml><?xml version="1.0" encoding="utf-8"?>
<math xmlns="http://www.w3.org/1998/Math/MathML">
  <semantics>
    <mrow>
      <mrow>
        <mi>x</mi>
        <mo stretchy="false">≥</mo>
        <mi>–</mi>
      </mrow>
      <mn>3</mn>
    </mrow>
    <annotation encoding="StarMath 5.0">x geslant –{3}</annotation>
  </semantics>
</math>
</file>